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000000" draw:fill-color="#ffffff" draw:textarea-vertical-align="middle"/>
    </style:style>
    <style:style style:name="gr5" style:family="graphic" style:parent-style-name="standard">
      <style:graphic-properties draw:fill="solid" draw:fill-color="#3399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28cm" svg:height="3.528cm" svg:x="2.22cm" svg:y="2.208cm">
            <text:p/>
          </draw:rect>
          <draw:g>
            <draw:g>
              <draw:custom-shape draw:style-name="gr2" draw:text-style-name="P1" draw:layer="layout" svg:width="1.058cm" svg:height="1.199cm" svg:x="3.455cm" svg:y="2.2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svg:x="3.646cm" svg:y="2.48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svg:x="3.596cm" svg:y="3.575cm">
              <text:p/>
            </draw:circle>
            <draw:circle draw:style-name="gr5" draw:text-style-name="P1" draw:layer="layout" svg:width="0.494cm" svg:height="0.494cm" svg:x="3.738cm" svg:y="3.713cm">
              <text:p/>
            </draw:circle>
            <draw:g>
              <draw:custom-shape draw:style-name="gr2" draw:text-style-name="P1" draw:layer="layout" svg:width="-1.058cm" svg:height="-1.199cm" svg:x="4.513cm" svg:y="5.7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-0.67cm" svg:height="-0.811cm" svg:x="4.322cm" svg:y="5.458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rect draw:style-name="gr1" draw:text-style-name="P1" draw:layer="layout" svg:width="3.528cm" svg:height="3.528cm" draw:transform="rotate (-1.57079632679579) translate (11.543cm 2.205cm)">
            <text:p/>
          </draw:rect>
          <draw:g>
            <draw:g>
              <draw:custom-shape draw:style-name="gr2" draw:text-style-name="P1" draw:layer="layout" svg:width="1.058cm" svg:height="1.199cm" draw:transform="rotate (-1.57079632679579) translate (11.531cm 3.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-1.57079632679579) translate (11.269cm 3.63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draw:transform="rotate (-1.57079632679579) translate (10.176cm 3.581cm)">
              <text:p/>
            </draw:circle>
            <draw:circle draw:style-name="gr5" draw:text-style-name="P1" draw:layer="layout" svg:width="0.494cm" svg:height="0.494cm" draw:transform="rotate (-1.57079632679579) translate (10.038cm 3.723cm)">
              <text:p/>
            </draw:circle>
            <draw:g>
              <draw:custom-shape draw:style-name="gr2" draw:text-style-name="P1" draw:layer="layout" svg:width="1.058cm" svg:height="1.199cm" draw:transform="rotate (1.5707963267946) translate (8.031cm 4.4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1.5707963267946) translate (8.293cm 4.30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01T07:22:31</meta:creation-date>
    <dc:date>2022-04-03T14:06:44</dc:date>
    <meta:editing-duration>PT2H7M54S</meta:editing-duration>
    <meta:editing-cycles>25</meta:editing-cycles>
    <meta:generator>OpenOffice/4.1.4$Unix OpenOffice.org_project/414m5$Build-9788</meta:generator>
    <meta:document-statistic meta:object-count="22"/>
  </office:meta>
</office:document-meta>
</file>